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rsid="00045409" officeooo:paragraph-rsid="00045409" style:font-weight-asian="normal" style:font-weight-complex="normal"/>
    </style:style>
    <style:style style:name="P3" style:family="paragraph" style:parent-style-name="Standard">
      <style:text-properties fo:font-weight="normal" officeooo:rsid="00063624" officeooo:paragraph-rsid="00063624" style:font-weight-asian="normal" style:font-weight-complex="normal"/>
    </style:style>
    <style:style style:name="P4" style:family="paragraph" style:parent-style-name="Standard">
      <style:text-properties fo:font-weight="normal" officeooo:rsid="00063624" officeooo:paragraph-rsid="00063624" style:font-weight-asian="normal" style:font-weight-complex="normal"/>
    </style:style>
    <style:style style:name="P5" style:family="paragraph" style:parent-style-name="Standard">
      <style:text-properties fo:font-weight="normal" officeooo:rsid="00097414" officeooo:paragraph-rsid="00097414" style:font-weight-asian="normal" style:font-weight-complex="normal"/>
    </style:style>
    <style:style style:name="P6" style:family="paragraph" style:parent-style-name="Standard">
      <style:text-properties fo:font-weight="normal" officeooo:rsid="00045409" officeooo:paragraph-rsid="00045409" style:font-weight-asian="normal" style:font-weight-complex="normal"/>
    </style:style>
    <style:style style:name="T1" style:family="text">
      <style:text-properties officeooo:rsid="0004ff17"/>
    </style:style>
    <style:style style:name="T2" style:family="text">
      <style:text-properties officeooo:rsid="00063624"/>
    </style:style>
    <style:style style:name="T3" style:family="text">
      <style:text-properties officeooo:rsid="0008102a"/>
    </style:style>
    <style:style style:name="T4" style:family="text">
      <style:text-properties officeooo:rsid="000ad637"/>
    </style:style>
    <style:style style:name="T5" style:family="text">
      <style:text-properties officeooo:rsid="000c7415"/>
    </style:style>
    <style:style style:name="T6" style:family="text">
      <style:text-properties officeooo:rsid="000e5f31"/>
    </style:style>
    <style:style style:name="T7" style:family="text">
      <style:text-properties officeooo:rsid="001052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1.</text:p>
      <text:p text:style-name="P2"/>
      <text:p text:style-name="P2"><text:tab/>Lenguaje de presentacion: RTF, TeX…</text:p>
      <text:p text:style-name="P2"><text:tab/>lenguaje de procedimientos: HTML, LaTeX</text:p>
      <text:p text:style-name="P2"><text:tab/>Lenguaje descriptivos: XML</text:p>
      <text:p text:style-name="P2"/>
      <text:p text:style-name="P2"><text:tab/>Algunas de las marcas mas empleadas son </text:p>
      <text:p text:style-name="P2"/>
      <text:p text:style-name="P2">2.</text:p>
      <text:p text:style-name="P2"/>
      <text:p text:style-name="P2"><text:tab/> <text:s text:c="3"/>&lt;?xml version= "1.0" encoding ="utf-8"?&gt;</text:p>
      <text:p text:style-name="P2"><text:tab/><text:tab/>&lt;<text:span text:style-name="T3">mamiferos</text:span>&gt; </text:p>
      <text:p text:style-name="P2"><text:tab/><text:tab/><text:tab/>&lt;<text:span text:style-name="T4">animal</text:span>&gt;</text:p>
      <text:p text:style-name="P2"><text:tab/><text:tab/><text:tab/><text:tab/><text:span text:style-name="T4">&lt;nombre&gt; Perro &lt;/nombre&gt;</text:span></text:p>
      <text:p text:style-name="P2"><text:tab/><text:tab/><text:tab/><text:tab/><text:span text:style-name="T1">&lt;tamaño&gt; 60 cm&lt;/tamaño&gt;</text:span></text:p>
      <text:p text:style-name="P2"><text:tab/><text:tab/><text:tab/><text:tab/><text:span text:style-name="T1">&lt;peso&gt;24 kg &lt;/peso&gt;</text:span></text:p>
      <text:p text:style-name="P2"><text:tab/><text:tab/><text:tab/>&lt;/<text:span text:style-name="T4">animal</text:span>&gt;</text:p>
      <text:p text:style-name="P2"><text:tab/><text:tab/><text:tab/><text:span text:style-name="T3">&lt;animal&gt;</text:span></text:p>
      <text:p text:style-name="P2"><text:tab/><text:tab/><text:tab/><text:tab/><text:span text:style-name="T4">&lt;nombre&gt; Gato &lt;/nombre&gt;</text:span></text:p>
      <text:p text:style-name="P2"><text:tab/><text:tab/><text:tab/><text:tab/><text:span text:style-name="T3">&lt;tamaño&gt; 20 cm &lt;/tamaño&gt;</text:span></text:p>
      <text:p text:style-name="P2"><text:tab/><text:tab/><text:tab/><text:tab/><text:span text:style-name="T3">&lt;peso&gt; 8 kg &lt;/peso&gt;</text:span></text:p>
      <text:p text:style-name="P2"><text:tab/><text:tab/><text:tab/><text:span text:style-name="T3">&lt;/animal&gt;</text:span></text:p>
      <text:p text:style-name="P2"><text:tab/><text:tab/>&lt;/<text:span text:style-name="T5">mamiferos</text:span>&gt;</text:p>
      <text:p text:style-name="P2"/>
      <text:p text:style-name="P2"/>
      <text:p text:style-name="P3">3.</text:p>
      <text:p text:style-name="P3"/>
      <text:p text:style-name="P3">Dentro del segundo &lt;hijo&gt;&lt;/hijo&gt; se inicializa &lt;nombres&gt; <text:span text:style-name="T6">sobra la s final, ya que la etiqueta es nombre.</text:span></text:p>
      <text:p text:style-name="P3"/>
      <text:p text:style-name="P3">5.</text:p>
      <text:p text:style-name="P3"/>
      <text:p text:style-name="P3"><text:tab/>&lt;?xml version =”1.0” encoding =”utf-8”?&gt;</text:p>
      <text:p text:style-name="P3"><text:tab/>&lt;biblioteca&gt;</text:p>
      <text:p text:style-name="P3"><text:tab/><text:tab/>&lt;libro&gt;</text:p>
      <text:p text:style-name="P3"><text:tab/><text:tab/><text:tab/>&lt;titulo&gt;lenguaje de marcas&lt;/titulo&gt;</text:p>
      <text:p text:style-name="P3"><text:tab/><text:tab/><text:tab/>&lt;autor&gt; Autor 1&lt;/autor&gt;</text:p>
      <text:p text:style-name="P3"><text:tab/><text:tab/>&lt;/libro&gt;</text:p>
      <text:p text:style-name="P3"><text:tab/><text:tab/>&lt;libro&gt;</text:p>
      <text:p text:style-name="P3"><text:tab/><text:tab/><text:tab/>&lt;titulo&gt;lenguaje de marcas&lt;/titulo&gt;</text:p>
      <text:p text:style-name="P3"><text:tab/><text:tab/><text:tab/>&lt;autor&gt; Autor 2&lt;/autor&gt;</text:p>
      <text:p text:style-name="P3"><text:tab/><text:tab/>&lt;/libro&gt;</text:p>
      <text:p text:style-name="P3"><text:tab/>&lt;/biblioteca&gt;</text:p>
      <text:p text:style-name="P3"/>
      <text:p text:style-name="P3"/>
      <text:p text:style-name="P5">El elemento raiz es &lt;biblioteca&gt;</text:p>
      <text:p text:style-name="P5">Ejemplo:</text:p>
      <text:p text:style-name="P5"><text:tab/><text:tab/>&lt;libro&gt;</text:p>
      <text:p text:style-name="P5"><text:tab/><text:tab/><text:tab/>&lt;titulo&gt; Prevencion de Riesgos Laborales &lt;/titulo&gt;</text:p>
      <text:p text:style-name="P5"><text:tab/><text:tab/><text:tab/>&lt;autor&gt; Autor<text:span text:style-name="T7">3</text:span> &lt;/autor&gt;</text:p>
      <text:p text:style-name="P5"><text:tab/><text:tab/>&lt;/libro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8:31:40.391503629</meta:creation-date>
    <dc:date>2019-09-18T12:41:09.839860495</dc:date>
    <meta:editing-duration>PT24M57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39" meta:word-count="112" meta:character-count="903" meta:non-whitespace-character-count="746"/>
  </office:meta>
</office:document-meta>
</file>